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eff5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3cm" svg:stroke-color="#f58220" draw:marker-start-width="0.275cm" draw:marker-end-width="0.275cm" svg:stroke-opacity="100%" draw:stroke-linejoin="round" svg:stroke-linecap="round" draw:fill="none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draw:fill="solid" draw:fill-color="#ffff99" draw:shadow="hidden"/>
    </style:style>
    <style:style style:name="gr5" style:family="graphic" style:parent-style-name="standard">
      <style:graphic-properties draw:stroke="dash" draw:stroke-dash="Ultrafine_20_2_20_Dots_20_3_20_Dashes" svg:stroke-width="0.05cm" svg:stroke-color="#00a649" draw:marker-start-width="0.355cm" draw:marker-end-width="0.355cm" draw:fill="solid" draw:fill-color="#ffff99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dash" draw:stroke-dash="Ultrafine_20_2_20_Dots_20_3_20_Dashes" svg:stroke-width="0.05cm" svg:stroke-color="#00a649" draw:marker-start-width="0.355cm" draw:marker-end-width="0.355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draw:fill="none" draw:textarea-vertical-align="middle" fo:min-height="1.575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21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solid" svg:stroke-width="0.03cm" svg:stroke-color="#f58220" draw:marker-start-width="0.263cm" draw:marker-end="Marker_5f_0" draw:marker-end-width="0.343cm" svg:stroke-opacity="100%" draw:stroke-linejoin="round" svg:stroke-linecap="round" draw:fill="none" fo:padding-top="0.14cm" fo:padding-bottom="0.14cm" fo:padding-left="0.265cm" fo:padding-right="0.265cm" draw:shadow="hidden"/>
    </style:style>
    <style:style style:name="gr11" style:family="graphic" style:parent-style-name="standard">
      <style:graphic-properties draw:stroke="none" draw:fill="none" draw:textarea-vertical-align="middle" fo:min-height="1.399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397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3cm" svg:stroke-color="#f58220" draw:marker-start-width="0.273cm" draw:marker-end="Marker_5f_0" draw:marker-end-width="0.353cm" svg:stroke-opacity="100%" draw:stroke-linejoin="round" svg:stroke-linecap="round" draw:fill="none" fo:padding-top="0.14cm" fo:padding-bottom="0.14cm" fo:padding-left="0.265cm" fo:padding-right="0.265cm" draw:shadow="hidden"/>
    </style:style>
    <style:style style:name="gr16" style:family="graphic" style:parent-style-name="standard">
      <style:graphic-properties draw:stroke="solid" draw:stroke-dash="Ultrafine_20_2_20_Dots_20_3_20_Dashes" svg:stroke-width="0cm" svg:stroke-color="#000000" draw:marker-start-width="0.235cm" draw:marker-end-width="0.235cm" draw:fill="solid" draw:fill-color="#ffff99" fo:padding-top="0.125cm" fo:padding-bottom="0.125cm" fo:padding-left="0.25cm" fo:padding-right="0.25cm" draw:shadow="hidden"/>
    </style:style>
    <style:style style:name="gr17" style:family="graphic" style:parent-style-name="standard">
      <style:graphic-properties draw:stroke="solid" draw:stroke-dash="Ultrafine_20_2_20_Dots_20_3_20_Dashes" svg:stroke-width="0cm" svg:stroke-color="#000000" draw:marker-start-width="0.235cm" draw:marker-end-width="0.235cm" svg:stroke-opacity="100%" draw:stroke-linejoin="round" svg:stroke-linecap="round" draw:fill="none" fo:padding-top="0.125cm" fo:padding-bottom="0.125cm" fo:padding-left="0.25cm" fo:padding-right="0.25cm" draw:shadow="hidden"/>
    </style:style>
    <style:style style:name="gr18" style:family="graphic" style:parent-style-name="standard">
      <style:graphic-properties draw:stroke="none" draw:fill="none" draw:textarea-vertical-align="top" fo:min-height="1.0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top" fo:min-height="0.933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0.942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55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svg:stroke-color="#000000" draw:fill="none" draw:fill-color="#ffffff" fo:min-height="0.556cm"/>
    </style:style>
    <style:style style:name="gr27" style:family="graphic" style:parent-style-name="objectwithoutfill">
      <style:graphic-properties svg:stroke-width="0.03cm" svg:stroke-color="#f58220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eff5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99"/>
    </style:style>
    <style:style style:name="P5" style:family="paragraph">
      <loext:graphic-properties draw:fill="none"/>
      <style:text-properties style:font-name="Calibri" fo:font-size="12pt" fo:font-weight="bold" style:font-size-asian="18pt" style:font-size-complex="18pt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1pt"/>
    </style:style>
    <style:style style:name="P10" style:family="paragraph">
      <style:paragraph-properties fo:margin-left="0cm" fo:margin-right="0cm" fo:margin-top="0cm" fo:margin-bottom="0cm" fo:line-height="12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0pt"/>
    </style:style>
    <style:style style:name="P15" style:family="paragraph">
      <loext:graphic-properties draw:fill="none" draw:fill-color="#ffffff"/>
      <style:text-properties fo:color="#f58220" fo:font-size="14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fo:font-weight="bold" style:font-size-asian="18pt" style:font-size-complex="18pt"/>
    </style:style>
    <style:style style:name="T2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style:font-name="Calibri1" fo:font-size="11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5" style:family="text">
      <style:text-properties fo:color="#000000" style:font-name="Calibri1" fo:font-size="10pt" style:font-name-asian="Calibri1" style:font-size-asian="11pt" style:font-name-complex="Calibri1" style:font-size-complex="11pt"/>
    </style:style>
    <style:style style:name="T6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7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8" style:family="text">
      <style:text-properties fo:color="#000000" style:font-name="Calibri1" fo:font-size="11pt" fo:language="fr" fo:country="FR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style:font-name="Calibri1" fo:font-size="10pt" fo:font-weight="bold" style:font-name-asian="Calibri1" style:font-size-asian="12pt" style:font-weight-asian="bold" style:font-name-complex="Calibri1" style:font-size-complex="12pt" style:font-weight-complex="bold"/>
    </style:style>
    <style:style style:name="T10" style:family="text">
      <style:text-properties fo:color="#f5822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ugin" draw:style-name="dp1" draw:master-page-name="PM0">
        <draw:g>
          <draw:path draw:style-name="gr1" draw:text-style-name="P2" draw:layer="layout" svg:width="7.499cm" svg:height="1.124cm" svg:x="10.23cm" svg:y="0.25cm" svg:viewBox="0 0 7500 1125" svg:d="M448 1125h6602c300 0 450-74 450-225v-675c0-150-150-225-450-225h-6602c-298 0-448 75-448 225v675c0 151 150 225 448 225z">
            <text:p text:style-name="P1">Keyple Core</text:p>
          </draw:path>
          <draw:path draw:style-name="gr2" draw:text-style-name="P3" draw:layer="layout" svg:width="7.499cm" svg:height="1.124cm" svg:x="10.23cm" svg:y="0.25cm" svg:viewBox="0 0 7500 1125" svg:d="M448 1125h6602c300 0 450-74 450-225v-675c0-150-150-225-450-225h-6602c-298 0-448 75-448 225v675c0 151 150 225 448 225z">
            <text:p/>
          </draw:path>
          <draw:line draw:style-name="gr3" draw:text-style-name="P3" draw:layer="layout" svg:x1="1.48cm" svg:y1="2.5cm" svg:x2="25.98cm" svg:y2="2.5cm">
            <text:p/>
          </draw:line>
          <draw:g>
            <draw:path draw:style-name="gr4" draw:text-style-name="P4" draw:layer="layout" svg:width="3cm" svg:height="1.5cm" svg:x="15.48cm" svg:y="4cm" svg:viewBox="0 0 3001 1501" svg:d="M299 1501h2402c200 0 300-100 300-299v-903c0-199-100-299-300-299h-2402c-199 0-299 100-299 299v903c0 199 100 299 299 299z">
              <text:p/>
            </draw:path>
            <draw:path draw:style-name="gr2" draw:text-style-name="P3" draw:layer="layout" svg:width="3cm" svg:height="1.5cm" svg:x="15.48cm" svg:y="4cm" svg:viewBox="0 0 3001 1501" svg:d="M299 1501h2402c200 0 300-100 300-299v-903c0-199-100-299-300-299h-2402c-199 0-299 100-299 299v903c0 199 100 299 299 299z">
              <text:p/>
            </draw:path>
          </draw:g>
          <draw:g>
            <draw:g>
              <draw:path draw:style-name="gr5" draw:text-style-name="P4" draw:layer="layout" svg:width="2.999cm" svg:height="1.499cm" svg:x="15.23cm" svg:y="3.75cm" svg:viewBox="0 0 3000 1500" svg:d="M299 1500h2401c200 0 300-100 300-300v-901c0-199-100-299-300-299h-2401c-199 0-299 100-299 299v901c0 200 100 300 299 300z">
                <text:p/>
              </draw:path>
              <draw:path draw:style-name="gr6" draw:text-style-name="P3" draw:layer="layout" svg:width="2.999cm" svg:height="1.499cm" svg:x="15.23cm" svg:y="3.75cm" svg:viewBox="0 0 3000 1500" svg:d="M299 1500h2401c200 0 300-100 300-300v-901c0-199-100-299-300-299h-2401c-199 0-299 100-299 299v901c0 200 100 300 299 300z">
                <text:p/>
              </draw:path>
            </draw:g>
            <draw:frame draw:style-name="gr7" draw:text-style-name="P5" draw:layer="layout" svg:width="3cm" svg:height="1.857cm" svg:x="15.28cm" svg:y="3.622cm">
              <draw:text-box>
                <text:p><text:span text:style-name="T1">Local proprietary plugin</text:span></text:p>
              </draw:text-box>
            </draw:frame>
          </draw:g>
          <draw:g>
            <draw:path draw:style-name="gr4" draw:text-style-name="P4" draw:layer="layout" svg:width="3cm" svg:height="1.5cm" svg:x="15.48cm" svg:y="7.5cm" svg:viewBox="0 0 3001 1501" svg:d="M300 1501h2401c200 0 300-100 300-300v-902c0-199-100-299-300-299h-2401c-200 0-300 100-300 299v902c0 200 100 300 300 300z">
              <text:p/>
            </draw:path>
            <draw:path draw:style-name="gr2" draw:text-style-name="P3" draw:layer="layout" svg:width="3cm" svg:height="1.5cm" svg:x="15.48cm" svg:y="7.5cm" svg:viewBox="0 0 3001 1501" svg:d="M300 1501h2401c200 0 300-100 300-300v-902c0-199-100-299-300-299h-2401c-200 0-300 100-300 299v902c0 200 100 300 300 300z">
              <text:p/>
            </draw:path>
          </draw:g>
          <draw:g>
            <draw:g>
              <draw:path draw:style-name="gr4" draw:text-style-name="P4" draw:layer="layout" svg:width="2.999cm" svg:height="1.499cm" svg:x="15.23cm" svg:y="7.25cm" svg:viewBox="0 0 3000 1500" svg:d="M300 1500h2400c200 0 300-100 300-300v-901c0-199-100-299-300-299h-2400c-200 0-300 100-300 299v901c0 200 100 300 300 300z">
                <text:p/>
              </draw:path>
              <draw:path draw:style-name="gr2" draw:text-style-name="P3" draw:layer="layout" svg:width="2.999cm" svg:height="1.499cm" svg:x="15.23cm" svg:y="7.25cm" svg:viewBox="0 0 3000 1500" svg:d="M300 1500h2400c200 0 300-100 300-300v-901c0-199-100-299-300-299h-2400c-200 0-300 100-300 299v901c0 200 100 300 300 300z">
                <text:p/>
              </draw:path>
            </draw:g>
            <draw:frame draw:style-name="gr8" draw:text-style-name="P7" draw:layer="layout" svg:width="2.999cm" svg:height="1.499cm" svg:x="15.23cm" svg:y="7.25cm">
              <draw:text-box>
                <text:p text:style-name="P6"><text:span text:style-name="T2">Embedded Reader Driver</text:span></text:p>
              </draw:text-box>
            </draw:frame>
          </draw:g>
          <draw:line draw:style-name="gr9" draw:text-style-name="P3" draw:layer="layout" svg:x1="16.73cm" svg:y1="5.5cm" svg:x2="16.73cm" svg:y2="7.25cm">
            <text:p/>
          </draw:line>
          <draw:line draw:style-name="gr10" draw:text-style-name="P3" draw:layer="layout" svg:x1="16.73cm" svg:y1="2.5cm" svg:x2="16.73cm" svg:y2="3.75cm">
            <text:p/>
          </draw:line>
          <draw:line draw:style-name="gr10" draw:text-style-name="P3" draw:layer="layout" svg:x1="25.996cm" svg:y1="2.494cm" svg:x2="25.996cm" svg:y2="3.244cm">
            <text:p/>
          </draw:line>
          <draw:path draw:style-name="gr2" draw:text-style-name="P3" draw:layer="layout" svg:width="14.499cm" svg:height="0.225cm" svg:x="0.23cm" svg:y="9.399cm" svg:viewBox="0 0 14500 226" svg:d="M0 0c0 21 21 38 63 56 43 18 100 31 175 41 78 11 150 15 240 15h6288c5 0 5 0 5 0 89 0 165 5 238 16 77 10 133 23 175 41 46 18 67 35 67 56v1c-2 0-2-1-2-1 0-21 21-38 67-56 42-18 98-31 175-41 73-11 149-16 238-16h6289c0 1 4 1 4 1 90 0 162-5 240-16 75-10 132-23 175-41 42-18 63-35 63-56">
            <text:p/>
          </draw:path>
          <draw:path draw:style-name="gr4" draw:text-style-name="P4" draw:layer="layout" svg:width="2.499cm" svg:height="1.499cm" svg:x="12.03cm" svg:y="3.75cm" svg:viewBox="0 0 2500 1500" svg:d="M250 1500h2000c167 0 250-100 250-300v-901c0-199-83-299-250-299h-2000c-167 0-250 100-250 299v901c0 200 83 300 250 300z">
            <text:p/>
          </draw:path>
          <draw:path draw:style-name="gr2" draw:text-style-name="P3" draw:layer="layout" svg:width="2.499cm" svg:height="1.499cm" svg:x="12.03cm" svg:y="3.75cm" svg:viewBox="0 0 2500 1500" svg:d="M250 1500h2000c167 0 250-100 250-300v-901c0-199-83-299-250-299h-2000c-167 0-250 100-250 299v901c0 200 83 300 250 300z">
            <text:p/>
          </draw:path>
          <draw:frame draw:style-name="gr11" draw:text-style-name="P9" draw:layer="layout" svg:width="2.625cm" svg:height="1.681cm" svg:x="12.005cm" svg:y="3.645cm">
            <draw:text-box>
              <text:p text:style-name="P8"><text:span text:style-name="T3">OMAPI</text:span></text:p>
              <text:p text:style-name="P8"><text:span text:style-name="T3">plugin</text:span></text:p>
            </draw:text-box>
          </draw:frame>
          <draw:line draw:style-name="gr9" draw:text-style-name="P3" draw:layer="layout" svg:x1="13.28cm" svg:y1="5.25cm" svg:x2="13.28cm" svg:y2="7.5cm">
            <text:p/>
          </draw:line>
          <draw:line draw:style-name="gr10" draw:text-style-name="P3" draw:layer="layout" svg:x1="13.28cm" svg:y1="2.5cm" svg:x2="13.28cm" svg:y2="3.75cm">
            <text:p/>
          </draw:line>
          <draw:path draw:style-name="gr4" draw:text-style-name="P4" draw:layer="layout" svg:width="2.499cm" svg:height="1.499cm" svg:x="12.03cm" svg:y="7.5cm" svg:viewBox="0 0 2500 1500" svg:d="M250 1500h2000c167 0 250-100 250-299v-902c0-199-83-299-250-299h-2000c-167 0-250 100-250 299v902c0 199 83 299 250 299z">
            <text:p/>
          </draw:path>
          <draw:path draw:style-name="gr2" draw:text-style-name="P3" draw:layer="layout" svg:width="2.499cm" svg:height="1.499cm" svg:x="12.03cm" svg:y="7.5cm" svg:viewBox="0 0 2500 1500" svg:d="M250 1500h2000c167 0 250-100 250-299v-902c0-199-83-299-250-299h-2000c-167 0-250 100-250 299v902c0 199 83 299 250 299z">
            <text:p/>
          </draw:path>
          <draw:frame draw:style-name="gr11" draw:text-style-name="P9" draw:layer="layout" svg:width="2.799cm" svg:height="1.681cm" svg:x="11.981cm" svg:y="7.399cm">
            <draw:text-box>
              <text:p text:style-name="P8"><text:span text:style-name="T3">Android device</text:span></text:p>
              <text:p text:style-name="P8"><text:span text:style-name="T3">internal contacts SE</text:span></text:p>
            </draw:text-box>
          </draw:frame>
          <draw:frame draw:style-name="gr12" draw:text-style-name="P11" draw:layer="layout" svg:width="1.151cm" svg:height="0.704cm" svg:x="13.33cm" svg:y="4.722cm">
            <draw:text-box>
              <text:p text:style-name="P10"><text:span text:style-name="T4">Kotlin</text:span></text:p>
            </draw:text-box>
          </draw:frame>
          <draw:path draw:style-name="gr4" draw:text-style-name="P4" draw:layer="layout" svg:width="2.499cm" svg:height="1.499cm" svg:x="8.973cm" svg:y="3.759cm" svg:viewBox="0 0 2500 1500" svg:d="M250 1500h2000c167 0 250-100 250-300v-901c0-199-83-299-250-299h-2000c-167 0-250 100-250 299v901c0 200 83 300 250 300z">
            <text:p/>
          </draw:path>
          <draw:path draw:style-name="gr2" draw:text-style-name="P3" draw:layer="layout" svg:width="2.499cm" svg:height="1.499cm" svg:x="8.973cm" svg:y="3.759cm" svg:viewBox="0 0 2500 1500" svg:d="M250 1500h2000c167 0 250-100 250-300v-901c0-199-83-299-250-299h-2000c-167 0-250 100-250 299v901c0 200 83 300 250 300z">
            <text:p/>
          </draw:path>
          <draw:frame draw:style-name="gr13" draw:text-style-name="P9" draw:layer="layout" svg:width="2.625cm" svg:height="1.679cm" svg:x="8.948cm" svg:y="3.655cm">
            <draw:text-box>
              <text:p text:style-name="P8"><text:span text:style-name="T3">NFC Reader</text:span></text:p>
              <text:p text:style-name="P8"><text:span text:style-name="T3">plugin</text:span></text:p>
            </draw:text-box>
          </draw:frame>
          <draw:line draw:style-name="gr9" draw:text-style-name="P3" draw:layer="layout" svg:x1="10.223cm" svg:y1="5.259cm" svg:x2="10.223cm" svg:y2="7.509cm">
            <text:p/>
          </draw:line>
          <draw:line draw:style-name="gr10" draw:text-style-name="P3" draw:layer="layout" svg:x1="10.223cm" svg:y1="2.509cm" svg:x2="10.223cm" svg:y2="3.759cm">
            <text:p/>
          </draw:line>
          <draw:path draw:style-name="gr4" draw:text-style-name="P4" draw:layer="layout" svg:width="2.499cm" svg:height="1.499cm" svg:x="8.973cm" svg:y="7.509cm" svg:viewBox="0 0 2500 1500" svg:d="M250 1500h2000c167 0 250-100 250-299v-902c0-199-83-299-250-299h-2000c-167 0-250 100-250 299v902c0 199 83 299 250 299z">
            <text:p/>
          </draw:path>
          <draw:path draw:style-name="gr2" draw:text-style-name="P3" draw:layer="layout" svg:width="2.499cm" svg:height="1.499cm" svg:x="8.973cm" svg:y="7.509cm" svg:viewBox="0 0 2500 1500" svg:d="M250 1500h2000c167 0 250-100 250-299v-902c0-199-83-299-250-299h-2000c-167 0-250 100-250 299v902c0 199 83 299 250 299z">
            <text:p/>
          </draw:path>
          <draw:frame draw:style-name="gr11" draw:text-style-name="P9" draw:layer="layout" svg:width="2.799cm" svg:height="1.681cm" svg:x="8.924cm" svg:y="7.408cm">
            <draw:text-box>
              <text:p text:style-name="P8"><text:span text:style-name="T3">iOS</text:span></text:p>
              <text:p text:style-name="P8"><text:span text:style-name="T3">external</text:span></text:p>
              <text:p text:style-name="P8"><text:span text:style-name="T3">contactless SE </text:span></text:p>
            </draw:text-box>
          </draw:frame>
          <draw:frame draw:style-name="gr12" draw:text-style-name="P11" draw:layer="layout" svg:width="1.151cm" svg:height="0.704cm" svg:x="10.273cm" svg:y="4.731cm">
            <draw:text-box>
              <text:p text:style-name="P10"><text:span text:style-name="T4">Swift</text:span></text:p>
            </draw:text-box>
          </draw:frame>
          <draw:path draw:style-name="gr4" draw:text-style-name="P4" draw:layer="layout" svg:width="2.499cm" svg:height="1.499cm" svg:x="5.974cm" svg:y="3.757cm" svg:viewBox="0 0 2500 1500" svg:d="M250 1500h2000c167 0 250-100 250-300v-901c0-199-83-299-250-299h-2000c-167 0-250 100-250 299v901c0 200 83 300 250 300z">
            <text:p/>
          </draw:path>
          <draw:path draw:style-name="gr2" draw:text-style-name="P3" draw:layer="layout" svg:width="2.499cm" svg:height="1.499cm" svg:x="5.974cm" svg:y="3.757cm" svg:viewBox="0 0 2500 1500" svg:d="M250 1500h2000c167 0 250-100 250-300v-901c0-199-83-299-250-299h-2000c-167 0-250 100-250 299v901c0 200 83 300 250 300z">
            <text:p/>
          </draw:path>
          <draw:frame draw:style-name="gr13" draw:text-style-name="P9" draw:layer="layout" svg:width="2.625cm" svg:height="1.679cm" svg:x="5.949cm" svg:y="3.653cm">
            <draw:text-box>
              <text:p text:style-name="P8"><text:span text:style-name="T3">NFC Reader</text:span></text:p>
              <text:p text:style-name="P8"><text:span text:style-name="T3">plugin</text:span></text:p>
            </draw:text-box>
          </draw:frame>
          <draw:line draw:style-name="gr9" draw:text-style-name="P3" draw:layer="layout" svg:x1="7.224cm" svg:y1="5.257cm" svg:x2="7.224cm" svg:y2="7.507cm">
            <text:p/>
          </draw:line>
          <draw:line draw:style-name="gr10" draw:text-style-name="P3" draw:layer="layout" svg:x1="7.224cm" svg:y1="2.507cm" svg:x2="7.224cm" svg:y2="3.757cm">
            <text:p/>
          </draw:line>
          <draw:path draw:style-name="gr4" draw:text-style-name="P4" draw:layer="layout" svg:width="2.499cm" svg:height="1.499cm" svg:x="5.974cm" svg:y="7.507cm" svg:viewBox="0 0 2500 1500" svg:d="M250 1500h2000c167 0 250-100 250-299v-902c0-199-83-299-250-299h-2000c-167 0-250 100-250 299v902c0 199 83 299 250 299z">
            <text:p/>
          </draw:path>
          <draw:path draw:style-name="gr2" draw:text-style-name="P3" draw:layer="layout" svg:width="2.499cm" svg:height="1.499cm" svg:x="5.974cm" svg:y="7.507cm" svg:viewBox="0 0 2500 1500" svg:d="M250 1500h2000c167 0 250-100 250-299v-902c0-199-83-299-250-299h-2000c-167 0-250 100-250 299v902c0 199 83 299 250 299z">
            <text:p/>
          </draw:path>
          <draw:frame draw:style-name="gr11" draw:text-style-name="P9" draw:layer="layout" svg:width="2.799cm" svg:height="1.681cm" svg:x="5.925cm" svg:y="7.406cm">
            <draw:text-box>
              <text:p text:style-name="P8"><text:span text:style-name="T3">Android external</text:span></text:p>
              <text:p text:style-name="P8"><text:span text:style-name="T3">contactless SE </text:span></text:p>
            </draw:text-box>
          </draw:frame>
          <draw:frame draw:style-name="gr14" draw:text-style-name="P11" draw:layer="layout" svg:width="1.151cm" svg:height="1.125cm" svg:x="7.274cm" svg:y="4.519cm">
            <draw:text-box>
              <text:p text:style-name="P10"><text:span text:style-name="T4">Kotlin</text:span></text:p>
            </draw:text-box>
          </draw:frame>
          <draw:line draw:style-name="gr9" draw:text-style-name="P3" draw:layer="layout" svg:x1="1.98cm" svg:y1="5.25cm" svg:x2="3.73cm" svg:y2="7.5cm">
            <text:p/>
          </draw:line>
          <draw:line draw:style-name="gr9" draw:text-style-name="P3" draw:layer="layout" svg:x1="3.73cm" svg:y1="5.25cm" svg:x2="1.98cm" svg:y2="7.5cm">
            <text:p/>
          </draw:line>
          <draw:path draw:style-name="gr4" draw:text-style-name="P4" draw:layer="layout" svg:width="2.499cm" svg:height="1.499cm" svg:x="2.974cm" svg:y="3.757cm" svg:viewBox="0 0 2500 1500" svg:d="M250 1500h2000c167 0 250-100 250-300v-901c0-199-83-299-250-299h-2000c-167 0-250 100-250 299v901c0 200 83 300 250 300z">
            <text:p/>
          </draw:path>
          <draw:path draw:style-name="gr2" draw:text-style-name="P3" draw:layer="layout" svg:width="2.499cm" svg:height="1.499cm" svg:x="2.974cm" svg:y="3.757cm" svg:viewBox="0 0 2500 1500" svg:d="M250 1500h2000c167 0 250-100 250-300v-901c0-199-83-299-250-299h-2000c-167 0-250 100-250 299v901c0 200 83 300 250 300z">
            <text:p/>
          </draw:path>
          <draw:frame draw:style-name="gr13" draw:text-style-name="P9" draw:layer="layout" svg:width="2.625cm" svg:height="1.679cm" svg:x="2.949cm" svg:y="3.653cm">
            <draw:text-box>
              <text:p text:style-name="P8"><text:span text:style-name="T3">PC/SC</text:span></text:p>
              <text:p text:style-name="P8"><text:span text:style-name="T3">plugin</text:span></text:p>
            </draw:text-box>
          </draw:frame>
          <draw:line draw:style-name="gr9" draw:text-style-name="P3" draw:layer="layout" svg:x1="4.524cm" svg:y1="5.257cm" svg:x2="4.524cm" svg:y2="7.507cm">
            <text:p/>
          </draw:line>
          <draw:line draw:style-name="gr10" draw:text-style-name="P3" draw:layer="layout" svg:x1="4.224cm" svg:y1="2.507cm" svg:x2="4.224cm" svg:y2="3.757cm">
            <text:p/>
          </draw:line>
          <draw:path draw:style-name="gr4" draw:text-style-name="P4" draw:layer="layout" svg:width="2.499cm" svg:height="1.499cm" svg:x="2.974cm" svg:y="7.507cm" svg:viewBox="0 0 2500 1500" svg:d="M250 1500h2000c167 0 250-100 250-299v-902c0-199-83-299-250-299h-2000c-167 0-250 100-250 299v902c0 199 83 299 250 299z">
            <text:p/>
          </draw:path>
          <draw:path draw:style-name="gr2" draw:text-style-name="P3" draw:layer="layout" svg:width="2.499cm" svg:height="1.499cm" svg:x="2.974cm" svg:y="7.507cm" svg:viewBox="0 0 2500 1500" svg:d="M250 1500h2000c167 0 250-100 250-299v-902c0-199-83-299-250-299h-2000c-167 0-250 100-250 299v902c0 199 83 299 250 299z">
            <text:p/>
          </draw:path>
          <draw:frame draw:style-name="gr11" draw:text-style-name="P12" draw:layer="layout" svg:width="2.799cm" svg:height="1.681cm" svg:x="2.925cm" svg:y="7.406cm">
            <draw:text-box>
              <text:p text:style-name="P6"><text:span text:style-name="T3">Unix</text:span></text:p>
              <text:p text:style-name="P6"><text:span text:style-name="T3">PC/CS lite</text:span></text:p>
              <text:p text:style-name="P6"><text:span text:style-name="T3">API </text:span></text:p>
            </draw:text-box>
          </draw:frame>
          <draw:frame draw:style-name="gr12" draw:text-style-name="P11" draw:layer="layout" svg:width="1.151cm" svg:height="0.704cm" svg:x="4.274cm" svg:y="4.729cm">
            <draw:text-box>
              <text:p text:style-name="P10"><text:span text:style-name="T4">C++</text:span></text:p>
            </draw:text-box>
          </draw:frame>
          <draw:path draw:style-name="gr4" draw:text-style-name="P4" draw:layer="layout" svg:width="2.499cm" svg:height="1.499cm" svg:x="0.23cm" svg:y="3.757cm" svg:viewBox="0 0 2500 1500" svg:d="M250 1500h2000c167 0 250-100 250-300v-901c0-199-83-299-250-299h-2000c-167 0-250 100-250 299v901c0 200 83 300 250 300z">
            <text:p/>
          </draw:path>
          <draw:path draw:style-name="gr2" draw:text-style-name="P3" draw:layer="layout" svg:width="2.499cm" svg:height="1.499cm" svg:x="0.23cm" svg:y="3.757cm" svg:viewBox="0 0 2500 1500" svg:d="M250 1500h2000c167 0 250-100 250-300v-901c0-199-83-299-250-299h-2000c-167 0-250 100-250 299v901c0 200 83 300 250 300z">
            <text:p/>
          </draw:path>
          <draw:frame draw:style-name="gr13" draw:text-style-name="P9" draw:layer="layout" svg:width="2.625cm" svg:height="1.679cm" svg:x="0.249cm" svg:y="3.653cm">
            <draw:text-box>
              <text:p text:style-name="P8"><text:span text:style-name="T3">SmartCardIO</text:span></text:p>
              <text:p text:style-name="P8"><text:span text:style-name="T3">plugin</text:span></text:p>
            </draw:text-box>
          </draw:frame>
          <draw:line draw:style-name="gr9" draw:text-style-name="P3" draw:layer="layout" svg:x1="1.18cm" svg:y1="5.25cm" svg:x2="1.18cm" svg:y2="7.5cm">
            <text:p/>
          </draw:line>
          <draw:line draw:style-name="gr15" draw:text-style-name="P3" draw:layer="layout" svg:x1="1.48cm" svg:y1="2.5cm" svg:x2="1.48cm" svg:y2="3.75cm">
            <text:p/>
          </draw:line>
          <draw:path draw:style-name="gr4" draw:text-style-name="P4" draw:layer="layout" svg:width="2.499cm" svg:height="1.499cm" svg:x="0.23cm" svg:y="7.507cm" svg:viewBox="0 0 2500 1500" svg:d="M250 1500h2000c167 0 250-100 250-299v-902c0-199-83-299-250-299h-2000c-167 0-250 100-250 299v902c0 199 83 299 250 299z">
            <text:p/>
          </draw:path>
          <draw:path draw:style-name="gr2" draw:text-style-name="P3" draw:layer="layout" svg:width="2.499cm" svg:height="1.499cm" svg:x="0.23cm" svg:y="7.507cm" svg:viewBox="0 0 2500 1500" svg:d="M250 1500h2000c167 0 250-100 250-299v-902c0-199-83-299-250-299h-2000c-167 0-250 100-250 299v902c0 199 83 299 250 299z">
            <text:p/>
          </draw:path>
          <draw:frame draw:style-name="gr11" draw:text-style-name="P9" draw:layer="layout" svg:width="2.799cm" svg:height="1.681cm" svg:x="0.125cm" svg:y="7.406cm">
            <draw:text-box>
              <text:p text:style-name="P6"><text:span text:style-name="T3">Windows</text:span></text:p>
              <text:p text:style-name="P6"><text:span text:style-name="T3">PC/SC</text:span></text:p>
              <text:p text:style-name="P6"><text:span text:style-name="T3">WinSCard API </text:span></text:p>
            </draw:text-box>
          </draw:frame>
          <draw:frame draw:style-name="gr12" draw:text-style-name="P11" draw:layer="layout" svg:width="1.151cm" svg:height="0.704cm" svg:x="1.574cm" svg:y="4.729cm">
            <draw:text-box>
              <text:p text:style-name="P10"><text:span text:style-name="T4">Java</text:span></text:p>
            </draw:text-box>
          </draw:frame>
          <draw:line draw:style-name="gr10" draw:text-style-name="P3" draw:layer="layout" svg:x1="21.53cm" svg:y1="2.5cm" svg:x2="21.53cm" svg:y2="3.25cm">
            <text:p/>
          </draw:line>
          <draw:path draw:style-name="gr2" draw:text-style-name="P3" draw:layer="layout" svg:width="3.249cm" svg:height="0.225cm" svg:x="24.48cm" svg:y="9.399cm" svg:viewBox="0 0 3250 226" svg:d="M0 0c0 21 5 38 14 56 10 18 22 31 40 41 17 11 33 15 53 15h1409c1 0 1 0 1 0 21 0 38 5 53 16 18 10 30 23 40 41 11 18 16 35 16 56v1c-2 0-2-1-2-1 0-21 5-38 16-56 10-18 22-31 40-41 15-11 32-16 53-16h1409c0 1 1 1 1 1 20 0 36-5 53-16 18-10 30-23 40-41 9-18 14-35 14-56">
            <text:p/>
          </draw:path>
          <draw:frame draw:style-name="gr12" draw:text-style-name="P7" draw:layer="layout" svg:width="2.975cm" svg:height="0.704cm" svg:x="24.63cm" svg:y="9.698cm">
            <draw:text-box>
              <text:p text:style-name="P6"><text:span text:style-name="T4">Remote Reader</text:span></text:p>
            </draw:text-box>
          </draw:frame>
          <draw:g>
            <draw:path draw:style-name="gr16" draw:text-style-name="P4" draw:layer="layout" svg:width="2.999cm" svg:height="0.999cm" svg:x="20.002cm" svg:y="3.265cm" svg:viewBox="0 0 3000 1000" svg:d="M299 1000h2401c200 0 300-67 300-200v-601c0-132-100-199-300-199h-2401c-199 0-299 67-299 199v601c0 133 100 200 299 200z">
              <text:p/>
            </draw:path>
            <draw:path draw:style-name="gr17" draw:text-style-name="P3" draw:layer="layout" svg:width="2.999cm" svg:height="0.999cm" svg:x="20.002cm" svg:y="3.265cm" svg:viewBox="0 0 3000 1000" svg:d="M299 1000h2401c200 0 300-67 300-200v-601c0-132-100-199-300-199h-2401c-199 0-299 67-299 199v601c0 133 100 200 299 200z">
              <text:p/>
            </draw:path>
          </draw:g>
          <draw:frame draw:style-name="gr18" draw:text-style-name="P13" draw:layer="layout" svg:width="3cm" svg:height="1.299cm" svg:x="19.952cm" svg:y="3.115cm">
            <draw:text-box>
              <text:p text:style-name="P8"><text:span text:style-name="T2">Calypso HSM plugin</text:span></text:p>
            </draw:text-box>
          </draw:frame>
          <draw:g>
            <draw:path draw:style-name="gr4" draw:text-style-name="P4" draw:layer="layout" svg:width="2.374cm" svg:height="1.249cm" svg:x="19.002cm" svg:y="7.765cm" svg:viewBox="0 0 2375 1250" svg:d="M273 1250h1828c183 0 274-85 274-254v-743c0-168-91-253-274-253h-1828c-182 0-273 85-273 253v743c0 169 91 254 273 254z">
              <text:p/>
            </draw:path>
            <draw:path draw:style-name="gr2" draw:text-style-name="P3" draw:layer="layout" svg:width="2.374cm" svg:height="1.249cm" svg:x="19.002cm" svg:y="7.765cm" svg:viewBox="0 0 2375 1250" svg:d="M273 1250h1828c183 0 274-85 274-254v-743c0-168-91-253-274-253h-1828c-182 0-273 85-273 253v743c0 169 91 254 273 254z">
              <text:p/>
            </draw:path>
          </draw:g>
          <draw:frame draw:style-name="gr19" draw:text-style-name="P7" draw:layer="layout" svg:width="2.6cm" svg:height="1.678cm" svg:x="18.852cm" svg:y="7.514cm">
            <draw:text-box>
              <text:p text:style-name="P6"><text:span text:style-name="T2">SAM-S20</text:span></text:p>
              <text:p text:style-name="P6"><text:span text:style-name="T5">(20)</text:span></text:p>
              <text:p text:style-name="P6"><text:span text:style-name="T6">7816-3 Reader</text:span></text:p>
            </draw:text-box>
          </draw:frame>
          <draw:line draw:style-name="gr9" draw:text-style-name="P3" draw:layer="layout" svg:x1="21.502cm" svg:y1="4.265cm" svg:x2="21.502cm" svg:y2="6.015cm">
            <text:p/>
          </draw:line>
          <draw:g>
            <draw:path draw:style-name="gr4" draw:text-style-name="P4" draw:layer="layout" svg:width="2.374cm" svg:height="1.249cm" svg:x="21.627cm" svg:y="7.765cm" svg:viewBox="0 0 2375 1250" svg:d="M273 1250h1828c183 0 274-85 274-254v-743c0-168-91-253-274-253h-1828c-182 0-273 85-273 253v743c0 169 91 254 273 254z">
              <text:p/>
            </draw:path>
            <draw:path draw:style-name="gr2" draw:text-style-name="P3" draw:layer="layout" svg:width="2.374cm" svg:height="1.249cm" svg:x="21.627cm" svg:y="7.765cm" svg:viewBox="0 0 2375 1250" svg:d="M273 1250h1828c183 0 274-85 274-254v-743c0-168-91-253-274-253h-1828c-182 0-273 85-273 253v743c0 169 91 254 273 254z">
              <text:p/>
            </draw:path>
          </draw:g>
          <draw:frame draw:style-name="gr19" draw:text-style-name="P7" draw:layer="layout" svg:width="2.75cm" svg:height="1.678cm" svg:x="21.477cm" svg:y="7.513cm">
            <draw:text-box>
              <text:p text:style-name="P6"><text:span text:style-name="T2">HSM PCI-S3</text:span></text:p>
              <text:p text:style-name="P6"><text:span text:style-name="T5">(100 to 5000)</text:span></text:p>
              <text:p text:style-name="P6"><text:span text:style-name="T7">PCIe interface</text:span></text:p>
            </draw:text-box>
          </draw:frame>
          <draw:frame draw:style-name="gr20" draw:text-style-name="P11" draw:layer="layout" svg:width="1.875cm" svg:height="0.704cm" svg:x="21.127cm" svg:y="3.715cm">
            <draw:text-box>
              <text:p text:style-name="P10"><text:span text:style-name="T4">Java</text:span></text:p>
            </draw:text-box>
          </draw:frame>
          <draw:path draw:style-name="gr9" draw:text-style-name="P3" draw:layer="layout" svg:width="0.374cm" svg:height="0.874cm" svg:x="20.627cm" svg:y="6.89cm" svg:viewBox="0 0 375 875" svg:d="M375 0c0 161-16 298-51 438-34 139-77 240-136 320-60 80-119 117-188 117">
            <text:p/>
          </draw:path>
          <draw:path draw:style-name="gr9" draw:text-style-name="P3" draw:layer="layout" svg:width="0.374cm" svg:height="0.874cm" svg:x="22.127cm" svg:y="6.89cm" svg:viewBox="0 0 375 875" svg:d="M375 875c-69 0-127-37-187-118-60-80-103-180-138-319-34-140-50-277-50-438">
            <text:p/>
          </draw:path>
          <draw:g>
            <draw:path draw:style-name="gr4" draw:text-style-name="P4" draw:layer="layout" svg:width="2.249cm" svg:height="0.874cm" svg:x="20.378cm" svg:y="6.015cm" svg:viewBox="0 0 2250 875" svg:d="M281 875h1688c187 0 281-87 281-263v-350c0-175-94-262-281-262h-1688c-187 0-281 87-281 262v350c0 176 94 263 281 263z">
              <text:p/>
            </draw:path>
            <draw:path draw:style-name="gr2" draw:text-style-name="P3" draw:layer="layout" svg:width="2.249cm" svg:height="0.874cm" svg:x="20.378cm" svg:y="6.015cm" svg:viewBox="0 0 2250 875" svg:d="M281 875h1688c187 0 281-87 281-263v-350c0-175-94-262-281-262h-1688c-187 0-281 87-281 262v350c0 176 94 263 281 263z">
              <text:p/>
            </draw:path>
          </draw:g>
          <draw:frame draw:style-name="gr21" draw:text-style-name="P7" draw:layer="layout" svg:width="2.25cm" svg:height="1.215cm" svg:x="20.378cm" svg:y="5.851cm">
            <draw:text-box>
              <text:p text:style-name="P6"><text:span text:style-name="T7">Calypso HSM Lib</text:span></text:p>
            </draw:text-box>
          </draw:frame>
          <draw:g>
            <draw:path draw:style-name="gr4" draw:text-style-name="P4" draw:layer="layout" svg:width="2.499cm" svg:height="1.249cm" svg:x="24.78cm" svg:y="3.25cm" svg:viewBox="0 0 2500 1250" svg:d="M250 1250h2000c167 0 250-83 250-250v-751c0-166-83-249-250-249h-2000c-167 0-250 83-250 249v751c0 167 83 250 250 250z">
              <text:p/>
            </draw:path>
            <draw:path draw:style-name="gr2" draw:text-style-name="P3" draw:layer="layout" svg:width="2.499cm" svg:height="1.249cm" svg:x="24.78cm" svg:y="3.25cm" svg:viewBox="0 0 2500 1250" svg:d="M250 1250h2000c167 0 250-83 250-250v-751c0-166-83-249-250-249h-2000c-167 0-250 83-250 249v751c0 167 83 250 250 250z">
              <text:p/>
            </draw:path>
          </draw:g>
          <draw:frame draw:style-name="gr22" draw:text-style-name="P9" draw:layer="layout" svg:width="2.625cm" svg:height="1.224cm" svg:x="24.75cm" svg:y="3.151cm">
            <draw:text-box>
              <text:p text:style-name="P8"><text:span text:style-name="T3">Remote plugin</text:span></text:p>
            </draw:text-box>
          </draw:frame>
          <draw:line draw:style-name="gr9" draw:text-style-name="P3" draw:layer="layout" svg:x1="26.03cm" svg:y1="4.5cm" svg:x2="26.03cm" svg:y2="5.5cm">
            <text:p/>
          </draw:line>
          <draw:frame draw:style-name="gr23" draw:text-style-name="P11" draw:layer="layout" svg:width="1.996cm" svg:height="0.832cm" svg:x="25.33cm" svg:y="3.875cm">
            <draw:text-box>
              <text:p text:style-name="P10"><text:span text:style-name="T4">Java / C++</text:span></text:p>
            </draw:text-box>
          </draw:frame>
          <draw:g>
            <draw:path draw:style-name="gr4" draw:text-style-name="P4" draw:layer="layout" svg:width="2.499cm" svg:height="0.749cm" svg:x="24.782cm" svg:y="5.5cm" svg:viewBox="0 0 2500 750" svg:d="M250 750h2000c167 0 250-50 250-149v-452c0-99-83-149-250-149h-2000c-167 0-250 50-250 149v452c0 99 83 149 250 149z">
              <text:p/>
            </draw:path>
            <draw:path draw:style-name="gr2" draw:text-style-name="P3" draw:layer="layout" svg:width="2.499cm" svg:height="0.749cm" svg:x="24.782cm" svg:y="5.5cm" svg:viewBox="0 0 2500 750" svg:d="M250 750h2000c167 0 250-50 250-149v-452c0-99-83-149-250-149h-2000c-167 0-250 50-250 149v452c0 99 83 149 250 149z">
              <text:p/>
            </draw:path>
          </draw:g>
          <draw:g>
            <draw:path draw:style-name="gr4" draw:text-style-name="P4" draw:layer="layout" svg:width="2.499cm" svg:height="0.749cm" svg:x="24.93cm" svg:y="5.7cm" svg:viewBox="0 0 2500 750" svg:d="M250 750h2000c167 0 250-50 250-149v-452c0-99-83-149-250-149h-2000c-167 0-250 50-250 149v452c0 99 83 149 250 149z">
              <text:p/>
            </draw:path>
            <draw:path draw:style-name="gr2" draw:text-style-name="P3" draw:layer="layout" svg:width="2.499cm" svg:height="0.749cm" svg:x="24.93cm" svg:y="5.7cm" svg:viewBox="0 0 2500 750" svg:d="M250 750h2000c167 0 250-50 250-149v-452c0-99-83-149-250-149h-2000c-167 0-250 50-250 149v452c0 99 83 149 250 149z">
              <text:p/>
            </draw:path>
          </draw:g>
          <draw:g>
            <draw:path draw:style-name="gr4" draw:text-style-name="P4" draw:layer="layout" svg:width="2.499cm" svg:height="0.799cm" svg:x="25.055cm" svg:y="6.025cm" svg:viewBox="0 0 2500 800" svg:d="M250 800h2000c167 0 250-54 250-159v-482c0-105-83-159-250-159h-2000c-167 0-250 54-250 159v482c0 105 83 159 250 159z">
              <text:p/>
            </draw:path>
            <draw:path draw:style-name="gr2" draw:text-style-name="P3" draw:layer="layout" svg:width="2.499cm" svg:height="0.799cm" svg:x="25.055cm" svg:y="6.025cm" svg:viewBox="0 0 2500 800" svg:d="M250 800h2000c167 0 250-54 250-159v-482c0-105-83-159-250-159h-2000c-167 0-250 54-250 159v482c0 105 83 159 250 159z">
              <text:p/>
            </draw:path>
          </draw:g>
          <draw:frame draw:style-name="gr24" draw:text-style-name="P9" draw:layer="layout" svg:width="2.129cm" svg:height="0.749cm" svg:x="25.005cm" svg:y="5.454cm">
            <draw:text-box>
              <text:p text:style-name="P8"><text:span text:style-name="T3">WebSocket</text:span></text:p>
            </draw:text-box>
          </draw:frame>
          <draw:frame draw:style-name="gr24" draw:text-style-name="P9" draw:layer="layout" svg:width="2.377cm" svg:height="0.749cm" svg:x="25.23cm" svg:y="6.001cm">
            <draw:text-box>
              <text:p text:style-name="P8"><text:span text:style-name="T8">WebService</text:span></text:p>
            </draw:text-box>
          </draw:frame>
          <draw:frame draw:style-name="gr24" draw:text-style-name="P9" draw:layer="layout" svg:width="0.627cm" svg:height="0.749cm" svg:x="24.828cm" svg:y="5.108cm">
            <draw:text-box>
              <text:p text:style-name="P8"><text:span text:style-name="T3">...</text:span></text:p>
            </draw:text-box>
          </draw:frame>
          <draw:g>
            <draw:path draw:style-name="gr4" draw:text-style-name="P4" draw:layer="layout" svg:width="2.499cm" svg:height="1.25cm" svg:x="24.78cm" svg:y="7.75cm" svg:viewBox="0 0 2500 1251" svg:d="M250 1251h2000c167 0 250-83 250-250v-752c0-166-83-249-250-249h-2000c-167 0-250 83-250 249v752c0 167 83 250 250 250z">
              <text:p/>
            </draw:path>
            <draw:path draw:style-name="gr2" draw:text-style-name="P3" draw:layer="layout" svg:width="2.499cm" svg:height="1.25cm" svg:x="24.78cm" svg:y="7.75cm" svg:viewBox="0 0 2500 1251" svg:d="M250 1251h2000c167 0 250-83 250-250v-752c0-166-83-249-250-249h-2000c-167 0-250 83-250 249v752c0 167 83 250 250 250z">
              <text:p/>
            </draw:path>
          </draw:g>
          <draw:line draw:style-name="gr9" draw:text-style-name="P3" draw:layer="layout" svg:x1="26.03cm" svg:y1="6.875cm" svg:x2="26.03cm" svg:y2="7.75cm">
            <text:p/>
          </draw:line>
          <draw:frame draw:style-name="gr25" draw:text-style-name="P14" draw:layer="layout" svg:width="2.75cm" svg:height="1.25cm" svg:x="24.655cm" svg:y="7.75cm">
            <draw:text-box>
              <text:p text:style-name="P8"><text:span text:style-name="T9">Keyple Terminal with local plugin</text:span></text:p>
            </draw:text-box>
          </draw:frame>
          <draw:frame draw:style-name="gr12" draw:text-style-name="P7" draw:layer="layout" svg:width="5.5cm" svg:height="0.704cm" svg:x="4.75cm" svg:y="9.698cm">
            <draw:text-box>
              <text:p text:style-name="P6"><text:span text:style-name="T4">Local standard SmartCard Reader</text:span></text:p>
            </draw:text-box>
          </draw:frame>
          <draw:path draw:style-name="gr2" draw:text-style-name="P3" draw:layer="layout" svg:width="9.199cm" svg:height="0.225cm" svg:x="14.98cm" svg:y="9.399cm" svg:viewBox="0 0 9200 226" svg:d="M0 0c0 21 14 38 40 56 27 18 63 31 112 41 49 11 95 15 151 15h3989c3 0 3 0 3 0 58 0 107 5 151 16 49 10 84 23 112 41 31 18 44 35 44 56v1c-4 0-4-1-4-1 0-21 13-38 44-56 28-18 63-31 112-41 44-11 93-16 151-16h3990c0 1 2 1 2 1 56 0 102-5 151-16 49-10 85-23 112-41 26-18 40-35 40-56">
            <text:p/>
          </draw:path>
          <draw:frame draw:style-name="gr12" draw:text-style-name="P7" draw:layer="layout" svg:width="4.824cm" svg:height="0.704cm" svg:x="17.131cm" svg:y="9.698cm">
            <draw:text-box>
              <text:p text:style-name="P6"><text:span text:style-name="T4">Specific Reader solutions</text:span></text:p>
            </draw:text-box>
          </draw:frame>
          <draw:frame draw:style-name="gr26" draw:text-style-name="P15" draw:layer="layout" svg:width="3.25cm" svg:height="0.806cm" svg:x="4.046cm" svg:y="1.7cm">
            <draw:text-box>
              <text:p><text:span text:style-name="T10">Plugin API</text:span></text:p>
            </draw:text-box>
          </draw:frame>
          <draw:line draw:style-name="gr27" draw:text-style-name="P16" draw:layer="layout" svg:x1="13.75cm" svg:y1="1.375cm" svg:x2="13.75cm" svg:y2="2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20-10-12T14:54:02.340000000</dc:date>
    <meta:editing-duration>PT10H11S</meta:editing-duration>
    <meta:editing-cycles>45</meta:editing-cycles>
    <meta:document-statistic meta:object-count="122"/>
  </office:meta>
</office:document-meta>
</file>